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0.0097in"/>
    </style:style>
    <style:style style:name="Table2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row-height="0.0097in"/>
    </style:style>
    <style:style style:name="Table6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row-height="0.0097in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row-height="0.009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row-height="0.0097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0097in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erif1" fo:font-size="14pt" fo:font-weight="bold" officeooo:rsid="000c67f5" officeooo:paragraph-rsid="000c67f5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Standard">
      <style:text-properties style:font-name="Liberation Serif1" fo:font-size="14pt" officeooo:rsid="000c67f5" officeooo:paragraph-rsid="000c67f5" style:font-name-asian="Noto Sans CJK SC Regular" style:font-size-asian="14pt" style:font-name-complex="FreeSans" style:font-size-complex="14pt"/>
    </style:style>
    <style:style style:name="P3" style:family="paragraph" style:parent-style-name="Standard">
      <style:text-properties style:font-name="Liberation Serif1" fo:font-size="12pt" fo:font-weight="bold" officeooo:rsid="000ef93e" officeooo:paragraph-rsid="000ef93e" style:font-name-asian="Noto Sans CJK SC Regular" style:font-size-asian="12pt" style:font-weight-asian="bold" style:font-name-complex="FreeSans" style:font-size-complex="12pt" style:font-weight-complex="bold"/>
    </style:style>
    <style:style style:name="P4" style:family="paragraph" style:parent-style-name="Standard">
      <style:text-properties style:font-name="Liberation Serif1" fo:font-size="12pt" fo:font-weight="normal" officeooo:rsid="000ef93e" officeooo:paragraph-rsid="000ef93e" style:font-name-asian="Noto Sans CJK SC Regular" style:font-size-asian="12pt" style:font-weight-asian="normal" style:font-name-complex="FreeSans" style:font-size-complex="12pt" style:font-weight-complex="normal"/>
    </style:style>
    <style:style style:name="P5" style:family="paragraph" style:parent-style-name="Standard">
      <style:text-properties officeooo:paragraph-rsid="000c67f5"/>
    </style:style>
    <style:style style:name="P6" style:family="paragraph" style:parent-style-name="Standard">
      <style:text-properties fo:font-size="14pt" officeooo:rsid="000ef93e" officeooo:paragraph-rsid="000ef93e" style:font-size-asian="14pt" style:font-size-complex="14pt"/>
    </style:style>
    <style:style style:name="P7" style:family="paragraph" style:parent-style-name="Standard">
      <style:text-properties fo:font-size="14pt" officeooo:rsid="000ca7b9" officeooo:paragraph-rsid="000e10d7" style:font-size-asian="14pt" style:font-size-complex="14pt"/>
    </style:style>
    <style:style style:name="P8" style:family="paragraph" style:parent-style-name="Standard">
      <style:text-properties fo:font-size="14pt" fo:font-weight="bold" officeooo:rsid="000e62ae" officeooo:paragraph-rsid="000e62a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ca7b9" officeooo:paragraph-rsid="000ca7b9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2pt" officeooo:rsid="000ca7b9" officeooo:paragraph-rsid="000ca7b9" style:font-size-asian="12pt" style:font-size-complex="12pt"/>
    </style:style>
    <style:style style:name="P11" style:family="paragraph" style:parent-style-name="Standard">
      <style:text-properties fo:font-size="12pt" officeooo:rsid="000e62ae" officeooo:paragraph-rsid="000e62ae" style:font-size-asian="12pt" style:font-size-complex="12pt"/>
    </style:style>
    <style:style style:name="P12" style:family="paragraph" style:parent-style-name="Standard">
      <style:text-properties fo:font-size="12pt" officeooo:rsid="000ef93e" officeooo:paragraph-rsid="000ef93e" style:font-size-asian="12pt" style:font-size-complex="12pt"/>
    </style:style>
    <style:style style:name="P13" style:family="paragraph" style:parent-style-name="Standard">
      <style:text-properties fo:font-size="12pt" fo:font-weight="bold" officeooo:rsid="000ef93e" officeooo:paragraph-rsid="000ef93e" style:font-size-asian="12pt" style:font-weight-asian="bold" style:font-size-complex="12pt" style:font-weight-complex="bold"/>
    </style:style>
    <style:style style:name="P14" style:family="paragraph" style:parent-style-name="Standard">
      <style:text-properties officeooo:paragraph-rsid="000ca7b9"/>
    </style:style>
    <style:style style:name="P15" style:family="paragraph" style:parent-style-name="Standard">
      <style:text-properties officeooo:rsid="000e10d7" officeooo:paragraph-rsid="000e10d7"/>
    </style:style>
    <style:style style:name="P16" style:family="paragraph" style:parent-style-name="Standard">
      <style:text-properties officeooo:paragraph-rsid="000e10d7"/>
    </style:style>
    <style:style style:name="P17" style:family="paragraph" style:parent-style-name="Standard">
      <style:text-properties officeooo:rsid="000e62ae" officeooo:paragraph-rsid="000e62ae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0c67f5" officeooo:paragraph-rsid="000c67f5" style:font-size-asian="18pt" style:font-weight-asian="bold" style:font-size-complex="18pt" style:font-weight-complex="bold"/>
    </style:style>
    <style:style style:name="P19" style:family="paragraph" style:parent-style-name="Standard">
      <style:text-properties fo:font-weight="bold" officeooo:rsid="000ef93e" officeooo:paragraph-rsid="000ef93e" style:font-weight-asian="bold" style:font-weight-complex="bold"/>
    </style:style>
    <style:style style:name="P20" style:family="paragraph" style:parent-style-name="Text_20_body">
      <style:text-properties officeooo:rsid="000c67f5" officeooo:paragraph-rsid="000c67f5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text-properties fo:font-size="14pt" style:font-size-asian="12.25pt" style:font-size-complex="14pt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font-name="Liberation Serif1" style:font-name-asian="Noto Sans CJK SC Regular" style:font-name-complex="FreeSans"/>
    </style:style>
    <style:style style:name="T2" style:family="text">
      <style:text-properties style:font-name="Liberation Serif1" fo:font-size="14pt" officeooo:rsid="000c67f5" style:font-size-asian="14pt" style:font-size-complex="14pt"/>
    </style:style>
    <style:style style:name="T3" style:family="text">
      <style:text-properties style:font-name="Liberation Serif1" fo:font-size="14pt" officeooo:rsid="000c67f5" style:font-name-asian="Liberation Serif1" style:font-size-asian="14pt" style:font-name-complex="Liberation Serif1" style:font-size-complex="14pt"/>
    </style:style>
    <style:style style:name="T4" style:family="text">
      <style:text-properties style:font-name="Liberation Serif1" fo:font-size="14pt" style:font-name-asian="Noto Sans CJK SC Regular" style:font-size-asian="14pt" style:font-name-complex="FreeSans" style:font-size-complex="14pt"/>
    </style:style>
    <style:style style:name="T5" style:family="text">
      <style:text-properties style:font-name="Liberation Serif1" fo:font-size="14pt" officeooo:rsid="000c67f5" style:font-name-asian="Noto Sans CJK SC Regular" style:font-size-asian="14pt" style:font-name-complex="FreeSans" style:font-size-complex="14pt"/>
    </style:style>
    <style:style style:name="T6" style:family="text">
      <style:text-properties style:font-name="Liberation Serif1" fo:font-weight="normal" style:font-name-asian="Noto Sans CJK SC Regular" style:font-weight-asian="normal" style:font-name-complex="FreeSans" style:font-weight-complex="normal"/>
    </style:style>
    <style:style style:name="T7" style:family="text">
      <style:text-properties fo:font-size="14pt" officeooo:rsid="000c67f5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0ca7b9"/>
    </style:style>
    <style:style style:name="T10" style:family="text">
      <style:text-properties officeooo:rsid="000e10d7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0e62a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ff138"/>
    </style:style>
    <style:style style:name="T16" style:family="text">
      <style:text-properties officeooo:rsid="00108f0a"/>
    </style:style>
    <style:style style:name="T17" style:family="text">
      <style:text-properties officeooo:rsid="0011d8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Xu Liu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/>
          </table:table-cell>
        </table:table-row>
      </table:table>
      <text:p text:style-name="P5"><text:bookmark text:name="docs-internal-guid-9ee2a082-5204-b3a0-c429-e50b7ea34b4e"/><text:a xlink:type="simple" xlink:href="mailto:liuxu1005@gmail.com" text:style-name="Internet_20_link" text:visited-style-name="Visited_20_Internet_20_Link"><text:span text:style-name="T7">liuxu1005@gmail.com</text:span></text:a><text:span text:style-name="T7"> <text:s/></text:span><text:span text:style-name="T2">• <text:s/>617-459-8321 <text:s/></text:span><text:span text:style-name="T3">•</text:span><text:span text:style-name="T5"> <text:s/>Malden MA <text:s/></text:span><text:span text:style-name="T3">•</text:span><text:span text:style-name="T5"> <text:s/>Authorized to Work in USA</text:span></text:p>
      <text:p text:style-name="P2"/>
      <text:p text:style-name="P19"><text:span text:style-name="T5">E</text:span><text:span text:style-name="T4">ducation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3"/>
          </table:table-cell>
        </table:table-row>
      </table:table>
      <text:p text:style-name="P13"><text:span text:style-name="T1">Master of Computer Science <text:s text:c="2"/></text:span><text:span text:style-name="T6">Tufts University, US <text:s text:c="51"/>Aug. 2016</text:span></text:p>
      <text:p text:style-name="P3">Master of Material Science <text:s text:c="4"/><text:span text:style-name="T14">Southwest Jiaotong University, China <text:s text:c="24"/>June 2008</text:span></text:p>
      <text:p text:style-name="P4"/>
      <text:p text:style-name="P1">S<text:span text:style-name="T9">kill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ext:p text:style-name="P20"><text:s/>C++/Java/Python, HTML/CSS/JavaScript, OpenGL/WebGL/CUDA, <text:span text:style-name="T16">PostgreSQL/MongoDB</text:span></text:p>
      <text:p text:style-name="P9">Projects <text:span text:style-name="T15">(</text:span><text:a xlink:type="simple" xlink:href="https://github.com/liuxu1005" text:style-name="Internet_20_link" text:visited-style-name="Visited_20_Internet_20_Link"><text:span text:style-name="T15">github.com/liuxu1005</text:span></text:a><text:span text:style-name="T15"> / </text:span><text:a xlink:type="simple" xlink:href="http://liuxu1005.github.io/" text:style-name="Internet_20_link" text:visited-style-name="Visited_20_Internet_20_Link"><text:span text:style-name="T15">liux1005.github.io</text:span></text:a><text:span text:style-name="T15">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/>
          </table:table-cell>
        </table:table-row>
      </table:table>
      <text:p text:style-name="P10"><text:a xlink:type="simple" xlink:href="http://liuxu1005.github.io/graphics/water.html" text:style-name="Internet_20_link" text:visited-style-name="Visited_20_Internet_20_Link">Sphere in Water</text:a> (Computer Graphics)</text:p>
      <text:p text:style-name="P10">Ray tracing with reflection and refraction in WebGL shader, collision and response, caustics</text:p>
      <text:p text:style-name="P10"><text:a xlink:type="simple" xlink:href="https://github.com/liuxu1005/Computer-Architecture/blob/master/FinalReport/FinalReport.pdf" text:style-name="Internet_20_link" text:visited-style-name="Visited_20_Internet_20_Link">Sorting on CPU and GPU</text:a> (Computer Architecture)</text:p>
      <text:p text:style-name="P10">Comparing performances of merge, radix and bitonic sortings on GPU and CPU</text:p>
      <text:p text:style-name="P10"><text:a xlink:type="simple" xlink:href="http://liuxu1005.github.io/system/FinalReport.html" text:style-name="Internet_20_link" text:visited-style-name="Visited_20_Internet_20_Link">Content Centric Network Report</text:a> (System Design)</text:p>
      <text:p text:style-name="P10">Final paper for System Design class, discuss CCN network architecture</text:p>
      <text:p text:style-name="P14"><text:a xlink:type="simple" xlink:href="http://liuxu1005.github.io/geometry/triangulation.html" text:style-name="Internet_20_link" text:visited-style-name="Visited_20_Internet_20_Link">Triangulation/Monotonicity</text:a> <text:span text:style-name="T10">(Computational Geometry)</text:span></text:p>
      <text:p text:style-name="P15">Java applet demo for detecting monotonicity and triangulation polygons</text:p>
      <text:p text:style-name="P16"><text:a xlink:type="simple" xlink:href="https://github.com/liuxu1005/Network" text:style-name="Internet_20_link" text:visited-style-name="Visited_20_Internet_20_Link">Channel Code/Modulation/Demodulation/Routing</text:a> <text:span text:style-name="T10">(Networks)</text:span></text:p>
      <text:p text:style-name="P15">Basic algorithms for data-link layer, network layer and transport layer</text:p>
      <text:p text:style-name="P16"><text:a xlink:type="simple" xlink:href="https://github.com/liuxu1005/Operating-System-Engineering" text:style-name="Internet_20_link" text:visited-style-name="Visited_20_Internet_20_Link">JOS</text:a> <text:span text:style-name="T10">(Operating System)</text:span></text:p>
      <text:p text:style-name="P15">Booting, process scheduling, memory management, file system, network card driver, web server</text:p>
      <text:p text:style-name="P15"><text:a xlink:type="simple" xlink:href="https://github.com/liuxu1005/Machine-Learning" text:style-name="Internet_20_link" text:visited-style-name="Visited_20_Internet_20_Link">KNN/Naive Bay</text:a><text:a xlink:type="simple" xlink:href="https://github.com/liuxu1005/Machine-Learning" text:style-name="Internet_20_link" text:visited-style-name="Visited_20_Internet_20_Link"><text:span text:style-name="T12">es/Perceptron</text:span></text:a><text:span text:style-name="T12"> (Machine Learning)</text:span></text:p>
      <text:p text:style-name="P17">Basic algorithms from Machine Learning</text:p>
      <text:p text:style-name="P17"/>
      <text:p text:style-name="P8">Course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/>
          </table:table-cell>
        </table:table-row>
      </table:table>
      <text:p text:style-name="P11">From Tufts University:</text:p>
      <text:p text:style-name="P11"><text:s text:c="8"/>Computation Theory, Programming Languages, Discrete Mathematics, Algorithm, Data Structures</text:p>
      <text:p text:style-name="P11"><text:s text:c="8"/>Artificial Intelligence, Machine Learning, Computational Geometry, Computer Graphics,</text:p>
      <text:p text:style-name="P11"><text:s text:c="8"/>Advanced Computer Architecture, Machine Architecture and Assembly Language,</text:p>
      <text:p text:style-name="P11"><text:s text:c="8"/>Database, System Design</text:p>
      <text:p text:style-name="P11"><text:s/></text:p>
      <text:p text:style-name="P11">Taught by self:</text:p>
      <text:p text:style-name="P11"><text:s text:c="8"/>Operating System (following MIT 6.828 Operating System Engineering)</text:p>
      <text:p text:style-name="P11"><text:s text:c="8"/>Networks (following MIT 6.02 Digital Communication and 6.829 Networks)</text:p>
      <text:p text:style-name="P11"/>
      <text:p text:style-name="P8">Other Experience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/>
          </table:table-cell>
        </table:table-row>
      </table:table>
      <text:p text:style-name="P12"><text:span text:style-name="T8">Application Engineer</text:span><text:span text:style-name="T13"> </text:span><text:s text:c="7"/>Angstrom <text:span text:style-name="T17">Advanced</text:span>, Braintree MA <text:s text:c="20"/>Mar. 2012 – Jan. 2015</text:p>
      <text:p text:style-name="P12">Technical support on application, installation &amp; troubleshooting for chemical/material analysis instruments such as SEM, AFM/SFM, XRD, EDS/WDS, ICP-AES, GC-MS.</text:p>
      <text:p text:style-name="P12"/>
      <text:p text:style-name="P6"><text:span text:style-name="T13">Lithograph/Intergrated Process Engineer</text:span> <text:s text:c="5"/><text:span text:style-name="T11">Shanghai, China <text:s text:c="12"/>Feb. 2008 – Aug. 2010</text:span></text:p>
      <text:p text:style-name="P12">Develop and maintain processes for 6” silicon wafer production lin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3:03:49.565862986</meta:creation-date>
    <dc:date>2016-06-20T09:48:28.089299361</dc:date>
    <meta:editing-duration>PT13M8S</meta:editing-duration>
    <meta:editing-cycles>7</meta:editing-cycles>
    <meta:generator>LibreOffice/5.1.3.2$Linux_X86_64 LibreOffice_project/10m0$Build-2</meta:generator>
    <meta:document-statistic meta:table-count="6" meta:image-count="0" meta:object-count="0" meta:page-count="1" meta:paragraph-count="37" meta:word-count="247" meta:character-count="2189" meta:non-whitespace-character-count="1795"/>
  </office:meta>
</office:document-meta>
</file>